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precision-as-shown="true" table:use-regular-expressions="false" table:use-wildcards="tru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mande</text:p>
            <text:p>D(x)</text:p>
            <text:p> En milliers</text:p>
          </table:table-cell>
          <table:table-cell office:value-type="string" calcext:value-type="string">
            <text:p>Offre</text:p>
            <text:p>O(x)</text:p>
            <text:p> En milliers</text:p>
          </table:table-cell>
          <table:table-cell office:value-type="string" calcext:value-type="string">
            <text:p>Chiffre</text:p>
            <text:p>d’affair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06:49:46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nsieur SZCZEBARA</meta:initial-creator>
    <meta:creation-date>2020-02-19T12:15:36.777000000</meta:creation-date>
    <dc:date>2020-02-20T06:51:00.401000000</dc:date>
    <dc:creator>Monsieur SZCZEBARA</dc:creator>
    <meta:editing-duration>PT34M6S</meta:editing-duration>
    <meta:editing-cycles>4</meta:editing-cycles>
    <meta:generator>LibreOffice/6.3.4.2$Windows_X86_64 LibreOffice_project/60da17e045e08f1793c57c00ba83cdfce946d0aa</meta:generator>
    <meta:document-statistic meta:table-count="1" meta:cell-count="7" meta:object-count="0"/>
  </office:meta>
</office:document-meta>
</file>